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" fo:font-size="11pt" fo:language="zxx" fo:country="none" style:font-size-asian="11pt" style:font-weight-asian="bold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style:font-name="Arial"/>
    </style:style>
    <style:style style:name="P15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Prénom_20_NOM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P22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fo:font-weight="bold" style:font-size-asian="11pt" style:font-size-complex="11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style:font-size-asian="11pt" style:font-size-complex="11pt"/>
    </style:style>
    <style:style style:name="P26" style:family="paragraph" style:parent-style-name="Text_20_body" style:list-style-name="L1">
      <style:text-properties style:font-name="Arial" fo:font-size="11pt" style:font-size-asian="11pt" style:font-size-complex="11pt"/>
    </style:style>
    <style:style style:name="P27" style:family="paragraph" style:parent-style-name="Text_20_body">
      <style:text-properties style:font-name="Arial" fo:font-size="11pt" style:font-size-asian="11pt" style:font-name-complex="Arial" style:font-size-complex="11pt"/>
    </style:style>
    <style:style style:name="P28" style:family="paragraph" style:parent-style-name="Text_20_body" style:list-style-name="L1">
      <style:text-properties style:font-name="Arial" fo:font-size="4pt" style:font-size-asian="4pt" style:font-size-complex="4pt"/>
    </style:style>
    <style:style style:name="P29" style:family="paragraph" style:parent-style-name="Text_20_body" style:list-style-name="L1">
      <style:text-properties style:font-name="Arial" fo:font-size="2pt" style:font-size-asian="2pt" style:font-size-complex="2pt"/>
    </style:style>
    <style:style style:name="P30" style:family="paragraph" style:parent-style-name="Text_20_body" style:list-style-name="L1"/>
    <style:style style:name="P31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P32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fo:font-weight="bold" style:font-size-asian="11pt" style:font-name-complex="Arial" style:font-size-complex="11pt"/>
    </style:style>
    <style:style style:name="P34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5" style:family="paragraph" style:parent-style-name="Texte_20_de_20_saisie">
      <style:text-properties style:font-name="Arial" fo:font-size="11pt" style:font-size-asian="11pt" style:font-name-complex="Arial" style:font-size-complex="11pt"/>
    </style:style>
    <style:style style:name="P36" style:family="paragraph" style:parent-style-name="Texte_20_de_20_saisie" style:list-style-name="WW8Num1">
      <style:paragraph-properties fo:margin-left="2.521cm" fo:margin-right="0cm" fo:text-indent="-0.635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tyle="italic" style:font-style-asian="italic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fo:color="#ffffff"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tiersprestataireversem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10"><text:user-field-get text:name="tiersprestataireapre_nomtiers"/></text:p>
              <text:p text:style-name="P9"><text:span text:style-name="T3"><text:user-field-get text:name="tiersprestataireapre_numvoie"/></text:span><text:span text:style-name="T3"> <text:s text:c="2"/></text:span><text:span text:style-name="T3"><text:user-field-get text:name="tiersprestataireapre_typevoie"/></text:span><text:span text:style-name="T3"> <text:s/></text:span><text:span text:style-name="T3"><text:user-field-get text:name="tiersprestataireapre_nomvoie"/></text:span></text:p>
              <text:p text:style-name="P10"><text:user-field-get text:name="tiersprestataireapre_compladr"/></text:p>
              <text:p text:style-name="P9"><text:span text:style-name="T3"><text:user-field-get text:name="tiersprestataireapre_codepos"/></text:span><text:span text:style-name="T3"> <text:s/></text:span><text:span text:style-name="T3"><text:user-field-get text:name="tiersprestataireapre_ville"/></text:span></text:p>
            </table:table-cell>
          </table:table-row>
          <table:table-row table:style-name="Tableau1.4">
            <table:table-cell table:style-name="Tableau1.A1" office:value-type="string">
              <text:p text:style-name="P11">Réf. : </text:p>
            </table:table-cell>
            <table:table-cell table:style-name="Tableau1.A1" table:number-columns-spanned="2" office:value-type="string">
              <text:p text:style-name="P12">DPAS/SIS/ N° APRE <text:s/>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1">Affaire suivie par : </text:p>
            </table:table-cell>
            <table:covered-table-cell/>
            <table:table-cell table:style-name="Tableau1.A1" office:value-type="string">
              <text:p text:style-name="P14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1">Tél. : </text:p>
            </table:table-cell>
            <table:table-cell table:style-name="Tableau1.A1" table:number-columns-spanned="2" office:value-type="string">
              <text:p text:style-name="P13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9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6"/>
        <text:p text:style-name="P6"/>
        <text:p text:style-name="P6"/>
        <text:p text:style-name="P6">Madame, Monsieur, </text:p>
        <text:p text:style-name="P6"/>
        <text:p text:style-name="P17">Dans le cadre de l’Aide Personnalisée de Retour à l’Emploi (APRE) qui peut être versée aux allocataires du RSA, une aide a été accordée à <text:s/><text:user-field-get text:name="personne_qual"/> <text:s/><text:user-field-get text:name="personne_nom"/> <text:s/><text:user-field-get text:name="personne_prenom"/> <text:span text:style-name="T2">,</text:span> d’un montant de <text:span text:style-name="T2"><text:user-field-get text:name="aprecomiteapre_montantattribue"/></text:span> € pour<text:span text:style-name="T4"> financer une action : «  </text:span><text:span text:style-name="T4"><text:user-field-get text:name="apre_natureaide"/></text:span><text:span text:style-name="T4">  ».</text:span></text:p>
        <text:p text:style-name="P6"/>
        <text:p text:style-name="P27">Le paiement sera effectué sur le compte bancaire de votre organisme dans les conditions suivantes :</text:p>
        <text:list xml:id="list29613083" text:style-name="L1">
          <text:list-item>
            <text:p text:style-name="P26">Formation d'une durée inférieure à 2 mois :</text:p>
            <text:p text:style-name="P30"><text:span text:style-name="T5">- Paiement à la fin de l'action sur présentation de la facture, du RIB de votre </text:span><text:span text:style-name="T6">,,</text:span><text:span text:style-name="T5">organisme accompagnées de l'attestation d'entrée en formation.</text:span></text:p>
            <text:p text:style-name="P28"/>
          </text:list-item>
          <text:list-item>
            <text:p text:style-name="P26">Formation d'une durée égale ou supérieure à 2 mois :</text:p>
            <text:p text:style-name="P30"><text:span text:style-name="T5">- 60 % du montant de la formation sur présentation de la facture, du RIB de votre <text:s text:c="24"/></text:span><text:span text:style-name="T6">,,</text:span><text:span text:style-name="T5">organisme accompagnées de l'attestation d'entrée en formation.</text:span></text:p>
            <text:p text:style-name="P30"><text:span text:style-name="T5">- 40 % du montant de la formation (soldeà sur présentation de la facture </text:span><text:span text:style-name="T6">,,</text:span><text:span text:style-name="T5">accompagnée de l'attestation de présence en formation et du bilan de fin d'action. </text:span><text:span text:style-name="T6">,,</text:span><text:span text:style-name="T5">Ce dernier précisera les résultats obtenus à l'issue de celle-ci <text:line-break/></text:span><text:span text:style-name="T6">,,</text:span><text:span text:style-name="T5">(diplôme, certification </text:span><text:span text:style-name="T6">,,</text:span><text:span text:style-name="T5">…).</text:span></text:p>
            <text:p text:style-name="P29"/>
          </text:list-item>
        </text:list>
        <text:p text:style-name="P25">Je vous prie de croire, Madame, Monsieur, à l'assurance de mes salutations distinguées.</text:p>
        <text:p text:style-name="P35"/>
        <text:p text:style-name="P33">8 Laëtitia Hélouet</text:p>
        <text:p text:style-name="P22">Chef du Service de l’Insertion</text:p>
        <text:p text:style-name="P22">et de la Solidarité.</text:p>
        <text:p text:style-name="P21"><draw:frame draw:style-name="fr1" draw:name="images1" text:anchor-type="paragraph" svg:x="7.534cm" svg:y="0cm" svg:width="2.939cm" svg:height="2.09cm" draw:z-index="0"><draw:image xlink:href="Pictures/2000000700000B7A0000082B483968E3.svm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1:55:03</meta:creation-date>
    <dc:date>2010-07-30T09:51:33.37</dc:date>
    <meta:editing-duration>PT00H20M18S</meta:editing-duration>
    <meta:editing-cycles>18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3" meta:word-count="203" meta:character-count="1242"/>
  </office:meta>
</office:document-meta>
</file>